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76a" officeooo:paragraph-rsid="000ab7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people can motivate themselves to do things simply by knowing that those things need to be done <text:s/>But not me <text:s/>For me <text:s/>motivation is this horrible <text:s/>scary game where I try to make myself do something while I actively avoid doing it <text:s/>If I win <text:s/>I have to do something I don t want to do <text:s/>And if I lose <text:s/>I m one step closer to ruining my entire life <text:s/>And I never know whether I m going to win or lose until the last second <text:s/> </text:p>
      <text:p text:style-name="P1"></text:p>
      <text:p text:style-name="P1">When you concentrate your energy purposely on the future possibility that you aspire to realize <text:s/>your energy is passed on to it and makes it attracted to you with a force stronger than the one you directed towards it <text:s/></text:p>
      <text:p text:style-name="P1">Twenty years from now you will be more disappointed by the things that you didn’t do than by the ones you did do <text:s/>so throw off the bowlines <text:s/>sail away from safe harbor <text:s/>catch the trade winds in your sails   Explore <text:s/>Dream <text:s/>Discover </text:p>
      <text:p text:style-name="P1"></text:p>
      <text:p text:style-name="P1">A person today who seems to have a great sense of self esteem has his or her childhood days to thank for it</text:p>
      <text:p text:style-name="P1">I alone cannot change the world <text:s/>but I can cast a stone across the water to create many ripples  </text:p>
      <text:p text:style-name="P1">No matter how small you start <text:s/>always dream big</text:p>
      <text:p text:style-name="P1">When you are drowned by your sorry state <text:s/>and you feel as if you are carried away from the road that leads to your desires <text:s/>you should know that you are the one responsible for being led away from the right path <text:s/> </text:p>
      <text:p text:style-name="P1">When you are drowned by your sorry state <text:s/>and you feel as if you are carried away from the road that leads to your desires <text:s/>you should know that you are the one responsible for being led away from the right path <text:s/> </text:p>
      <text:p text:style-name="P1">If you want to achieve greatness stop asking for permission   Anonymous</text:p>
      <text:p text:style-name="P1">Things work out best for those who make the best of how things work out   John Wooden</text:p>
      <text:p text:style-name="P1"><text:s/>To live a creative life <text:s/>we must lose our fear of being wrong   Anonymous</text:p>
      <text:p text:style-name="P1"><text:s/>If you are not willing to risk the usual you will have to settle for the ordinary   Jim Rohn</text:p>
      <text:p text:style-name="P1"><text:s/>Trust because you are willing to accept the risk <text:s/>not because it s safe or certain <text:s/>Anonymous</text:p>
      <text:p text:style-name="P1"><text:s/>Take up one idea <text:s/>Make that one idea your life <text:s text:c="2"/>think of it <text:s/>dream of it <text:s/>live on that idea <text:s/>Let the brain <text:s/>muscles <text:s/>nerves <text:s/>every part of your body <text:s/>be full of that idea <text:s/>and just leave every other idea alone <text:s/>This is the way to success   Swami Vivekananda</text:p>
      <text:p text:style-name="P1"><text:s/>All our dreams can come true if we have the courage to pursue them   Walt Disney</text:p>
      <text:p text:style-name="P1"><text:s/>Good things come to people who wait <text:s/>but better things come to those who go out and get them   Anonymous</text:p>
      <text:p text:style-name="P1"><text:s/>If you do what you always did <text:s/>you will get what you always got   Anonymous</text:p>
      <text:p text:style-name="P1"><text:s/>Success is walking from failure to failure with no loss of enthusiasm   Winston Churchill</text:p>
      <text:p text:style-name="P1"><text:s/>Just when the caterpillar thought the world was ending <text:s/>he turned into a butterfly   Proverb</text:p>
      <text:p text:style-name="P1"><text:s/>Successful entrepreneurs are givers and not takers of positive energy <text:s/>Anonymous</text:p>
      <text:p text:style-name="P1"><text:s/>Whenever you see a successful person you only see the public glories <text:s/>never the private sacrifices to reach them   Vaibhav Shah</text:p>
      <text:p text:style-name="P1"><text:s/>Opportunities don t happen <text:s/>you create them   Chris Grosser</text:p>
      <text:p text:style-name="P1"><text:s/>Try not to become a person of success <text:s/>but rather try to become a person of value <text:s text:c="2"/>Albert Einstein</text:p>
      <text:p text:style-name="P1"><text:s/>Great minds discuss ideas <text:s/>average minds discuss events <text:s/>small minds discuss people   Eleanor Roosevelt</text:p>
      <text:p text:style-name="P1"><text:s/>I have not failed <text:s/>I ve just found <text:s text:c="7"/>ways that won t work   Thomas A <text:s/>Edison</text:p>
      <text:p text:style-name="P1"><text:s/>If you don t value your time <text:s/>neither will others <text:s/>Stop giving away your time and talents <text:s/>start charging for it   Kim Garst</text:p>
      <text:p text:style-name="P1"><text:s/>A successful man is one who can lay a firm foundation with the bricks others have thrown at him   David Brinkley</text:p>
      <text:p text:style-name="P1"><text:s/>No one can make you feel inferior without your consent   Eleanor Roosevelt</text:p>
      <text:p text:style-name="P1"><text:s/>The whole secret of a successful life is to find out what is one s destiny to do <text:s/>and then do it   Henry Ford</text:p>
      <text:p text:style-name="P1"><text:soft-page-break/><text:s/>If you re going through hell keep going   Winston Churchill</text:p>
      <text:p text:style-name="P1"><text:s/>The ones who are crazy enough to think they can change the world <text:s/>are the ones that do   Anonymous</text:p>
      <text:p text:style-name="P1"><text:s/>Don t raise your voice <text:s/>improve your argument   Anonymous</text:p>
      <text:p text:style-name="P1"><text:s/>What seems to us as bitter trials are often blessings in disguise <text:s text:c="2"/>Oscar Wilde</text:p>
      <text:p text:style-name="P1"><text:s/>The meaning of life is to find your gift <text:s/>The purpose of life is to give it away <text:s/>Anonymous</text:p>
      <text:p text:style-name="P1"><text:s/>The distance between insanity and genius is measured only by success <text:s/>Bruce Feirstein</text:p>
      <text:p text:style-name="P1"><text:s/>When you stop chasing the wrong things you give the right things a chance to catch you   Lolly Daskal</text:p>
      <text:p text:style-name="P1"><text:s/>Don t be afraid to give up the good to go for the great   John D <text:s/>Rockefeller</text:p>
      <text:p text:style-name="P1"><text:s/>No masterpiece was ever created by a lazy artist <text:s text:c="2"/>Anonymous</text:p>
      <text:p text:style-name="P1"><text:s/>Happiness is a butterfly <text:s/>which when pursued <text:s/>is always beyond your grasp <text:s/>but which <text:s/>if you will sit down quietly <text:s/>may alight upon you   Nathaniel Hawthorne</text:p>
      <text:p text:style-name="P1"><text:s/>If you can t explain it simply <text:s/>you don t understand it well enough   Albert Einstein</text:p>
      <text:p text:style-name="P1"><text:s/>Blessed are those who can give without remembering and take without forgetting   Anonymous</text:p>
      <text:p text:style-name="P1"><text:s/>Do one thing every day that scares you   Anonymous</text:p>
      <text:p text:style-name="P1"><text:s/>What s the point of being alive if you don t at least try to do something remarkable   Anonymous</text:p>
      <text:p text:style-name="P1"><text:s/>Life is not about finding yourself <text:s/>Life is about creating yourself   Lolly Daskal</text:p>
      <text:p text:style-name="P1"><text:s/>Nothing in the world is more common than unsuccessful people with talent <text:s/>Anonymous</text:p>
      <text:p text:style-name="P1"><text:s/>Knowledge is being aware of what you can do <text:s/>Wisdom is knowing when not to do it   Anonymous</text:p>
      <text:p text:style-name="P1"><text:s/>Your problem isn t the problem <text:s/>Your reaction is the problem   Anonymous</text:p>
      <text:p text:style-name="P1"><text:s/>You can do anything <text:s/>but not everything   Anonymous</text:p>
      <text:p text:style-name="P1"><text:s/>Innovation distinguishes between a leader and a follower   Steve Jobs</text:p>
      <text:p text:style-name="P1"><text:s/>There are two types of people who will tell you that you cannot make a difference in this world <text:s/>those who are afraid to try and those who are afraid you will succeed   Ray Goforth</text:p>
      <text:p text:style-name="P1"><text:s/>Thinking should become your capital asset <text:s/>no matter whatever ups and downs you come across in your life   Dr <text:s/>APJ Kalam</text:p>
      <text:p text:style-name="P1"><text:s/>I find that the harder I work <text:s/>the more luck I seem to have   Thomas Jefferson</text:p>
      <text:p text:style-name="P1"><text:s/>The starting point of all achievement is desire   Napolean Hill</text:p>
      <text:p text:style-name="P1"><text:s/>Success is the sum of small efforts <text:s/>repeated day in and day out   Robert Collier</text:p>
      <text:p text:style-name="P1"><text:s/>If you want to achieve excellence <text:s/>you can get there today <text:s/>As of this second <text:s/>quit doing less than excellent work   Thomas J <text:s/>Watson</text:p>
      <text:p text:style-name="P1"><text:s/>All progress takes place outside the comfort zone   Michael John Bobak</text:p>
      <text:p text:style-name="P1"><text:s/>You may only succeed if you desire succeeding <text:s/>you may only fail if you do not mind failing   Philippos</text:p>
      <text:p text:style-name="P1"><text:s/>Courage is resistance to fear <text:s/>mastery of fear <text:s text:c="2"/>not absense of fear   Mark Twain</text:p>
      <text:p text:style-name="P1"><text:s/>Only put off until tomorrow what you are willing to die having left undone <text:s/>Pablo Picasso People often say that motivation doesn t last <text:s/>Well <text:s/>neither does bathing <text:s text:c="2"/>that s why we recommend it daily   Zig Ziglar</text:p>
      <text:p text:style-name="P1"><text:s/>We become what we think about most of the time <text:s/>and that s the strangest secret   Earl Nightingale</text:p>
      <text:p text:style-name="P1"><text:s/>The only place where success comes before work is in the dictionary   Vidal Sassoon</text:p>
      <text:p text:style-name="P1"><text:s text:c="4"/>The best reason to start an organization is to make meaning <text:s/>to create a product or service to make the world a better place   Guy Kawasaki</text:p>
      <text:p text:style-name="P1"><text:s text:c="4"/>I find that when you have a real interest in life and a curious life <text:s/>that sleep is not the most important thing   Martha Stewart</text:p>
      <text:p text:style-name="P1"><text:s text:c="4"/>It s not what you look at that matters <text:s/>it s what you see   Anonymous</text:p>
      <text:p text:style-name="P1"><text:s text:c="4"/>The road to success and the road to failure are almost exactly the same   Colin R <text:s/>Davis</text:p>
      <text:p text:style-name="P1"><text:s text:c="4"/>The function of leadership is to produce more leaders <text:s/>not more followers <text:s/>Ralph Nader</text:p>
      <text:p text:style-name="P1"><text:s text:c="4"/>Success is liking yourself <text:s/>liking what you do <text:s/>and liking how you do it   Maya Angelou</text:p>
      <text:p text:style-name="P1"><text:s text:c="4"/>As we look ahead into the next century <text:s/>leaders will be those who empower others   Bill Gates</text:p>
      <text:p text:style-name="P1"><text:s text:c="4"/>A real entrepreneur is somebody who has no safety net underneath them <text:s/>Henry Kravis</text:p>
      <text:p text:style-name="P1"><text:s text:c="4"/>The first step toward success is taken when you refuse to be a captive of the environment in <text:soft-page-break/>which you first find yourself   Mark Caine</text:p>
      <text:p text:style-name="P1"><text:s text:c="4"/>People who succeed have momentum <text:s/>The more they succeed <text:s/>the more they want to succeed <text:s/>and the more they find a way to succeed <text:s/>Similarly <text:s/>when someone is failing <text:s/>the tendency is to get on a downward spiral that can even become a self fulfilling prophecy   Tony Robbins</text:p>
      <text:p text:style-name="P1"><text:s text:c="4"/>When I dare to be powerful <text:s text:c="2"/>to use my strength in the service of my vision <text:s/>then it becomes less and less important whether I am afraid   Audre Lorde</text:p>
      <text:p text:style-name="P1"><text:s text:c="4"/>Whenever you find yourself on the side of the majority <text:s/>it is time to pause and reflect   Mark Twain</text:p>
      <text:p text:style-name="P1"><text:s text:c="4"/>The successful warrior is the average man <text:s/>with laser like focus   Bruce Lee</text:p>
      <text:p text:style-name="P1"><text:s text:c="4"/>Take up one idea <text:s/>Make that one idea your life <text:s text:c="3"/>think of it <text:s/>dream of it <text:s/>live on that idea <text:s/>Let the brain <text:s/>muscles <text:s/>nerves <text:s/>every part of your body <text:s/>be full of that idea <text:s/>and just leave every other idea alone <text:s/>This is the way to success   Swami Vivekananda</text:p>
      <text:p text:style-name="P1"><text:s text:c="4"/>Develop success from failures <text:s/>Discouragement and failure are two of the surest stepping stones to success   Dale Carnegie</text:p>
      <text:p text:style-name="P1"><text:s text:c="4"/>If you don t design your own life plan <text:s/>chances are you ll fall into someone else s plan <text:s/>And guess what they have planned for you? Not much   <text:s/>Jim Rohn</text:p>
      <text:p text:style-name="P1"><text:s text:c="4"/>If you genuinely want something <text:s/>don t wait for it <text:s text:c="3"/>teach yourself to be impatient   Gurbaksh Chahal</text:p>
      <text:p text:style-name="P1"><text:s text:c="4"/>Don t let the fear of losing be greater than the excitement of winning   Robert Kiyosaki</text:p>
      <text:p text:style-name="P1"><text:s text:c="4"/>If you want to make a permanent change <text:s/>stop focusing on the size of your problems and start focusing on the size of you   T <text:s/>Harv Eker</text:p>
      <text:p text:style-name="P1"><text:s text:c="4"/>You can t connect the dots looking forward <text:s/>you can only connect them looking backwards <text:s/>So you have to trust that the dots will somehow connect in your future <text:s/>You have to trust in something <text:s text:c="2"/>your gut <text:s/>destiny <text:s/>life <text:s/>karma <text:s/>whatever <text:s/>This approach has never let me down <text:s/>and it has made all the difference in my life <text:s/>Steve Jobs</text:p>
      <text:p text:style-name="P1"><text:s text:c="4"/>Successful people do what unsuccessful people are not willing to doDon t wish it were easier <text:s/>wish you were better   Jim Rohn</text:p>
      <text:p text:style-name="P1"><text:s text:c="4"/>The number one reason people fail in life is because they listen to their friends <text:s/>family <text:s/>and neighbors   Napoleon Hill</text:p>
      <text:p text:style-name="P1"><text:s text:c="4"/>The reason most people never reach their goals is that they don t define them <text:s/>or ever seriously consider them as believable or achievable <text:s/>Winners can tell you where they are going <text:s/>what they plan to do along the way <text:s/>and who will be sharing the adventure with them   Denis Watiley</text:p>
      <text:p text:style-name="P1"><text:s text:c="4"/>In my experience <text:s/>there is only one motivation <text:s/>and that is desire <text:s/>No reasons or principle contain it or stand against it   Jane Smiley</text:p>
      <text:p text:style-name="P1"><text:s text:c="4"/>Success does not consist in never making mistakes but in never making the same one a second time   George Bernard Shaw</text:p>
      <text:p text:style-name="P1"><text:s text:c="4"/>I don t want to get to the end of my life and find that I lived just the length of it <text:s/>I want to have lived the width of it as well   Diane Ackerman</text:p>
      <text:p text:style-name="P1"><text:s text:c="4"/>You must expect great things of yourself before you can do them   Michael Jordan</text:p>
      <text:p text:style-name="P1"><text:s text:c="4"/>Motivation is what gets you started <text:s/>Habit is what keeps you going   Jim Ryun</text:p>
      <text:p text:style-name="P1"><text:s text:c="4"/>People rarely succeed unless they have fun in what they are doing   Dale Carnegie</text:p>
      <text:p text:style-name="P1"><text:s text:c="4"/>There is no chance <text:s/>no destiny <text:s/>no fate <text:s/>that can hinder or control the firm resolve of a determined soul   Ella Wheeler Wilcox</text:p>
      <text:p text:style-name="P1"><text:s text:c="4"/>Our greatest fear should not be of failure but of succeeding at things in life that don t really matter   Francis Chan</text:p>
      <text:p text:style-name="P1"><text:s text:c="4"/>You ve got to get up every morning with determination if you re going to go to bed with satisfaction   George Lorimer</text:p>
      <text:p text:style-name="P1"><text:s text:c="4"/>To be successful you must accept all challenges that come your way <text:s/>You can t just accept the ones you like   Mike Gafka</text:p>
      <text:p text:style-name="P1"><text:s text:c="4"/>Success is <text:s text:c="2"/>knowing your purpose in life <text:s/>growing to reach your maximum potential <text:s/>and sowing seeds that benefit others   <text:s/>John C <text:s/>Maxwell</text:p>
      <text:p text:style-name="P1"><text:s text:c="4"/>Be miserable <text:s/>Or motivate yourself <text:s text:c="2"/>Dyer</text:p>
      <text:p text:style-name="P1"><text:soft-page-break/><text:s text:c="4"/>To accomplish great things <text:s/>we must not only act <text:s/>but also dream <text:s/>not only plan <text:s/>but also believe <text:s text:c="2"/>Anatole France</text:p>
      <text:p text:style-name="P1"><text:s text:c="4"/>Most of the important things in the world have been accomplished by people who have kept on trying when there seemed to be no help at all   Dale Carnegie</text:p>
      <text:p text:style-name="P1"><text:s text:c="4"/>You measure the size of the accomplishment by the obstacles you had to overcome to reach your goals   Booker T <text:s/>Washington</text:p>
      <text:p text:style-name="P1"><text:s text:c="4"/>Real difficulties can be overcome <text:s/>it is only the imaginary ones that are unconquerable   Theodore N <text:s/>Vail</text:p>
      <text:p text:style-name="P1"><text:s text:c="4"/>It is better to fail in originality than to succeed in imitation   Herman Melville</text:p>
      <text:p text:style-name="P1"><text:s text:c="4"/>Fortune sides with him who dares   Virgil</text:p>
      <text:p text:style-name="P1"><text:s text:c="4"/>Little minds are tamed and subdued by misfortune <text:s/>but great minds rise above it   Washington Irving</text:p>
      <text:p text:style-name="P1"><text:s text:c="4"/>Failure is the condiment that gives success its flavor   Truman Capote</text:p>
      <text:p text:style-name="P1"><text:s text:c="4"/>Don t let what you cannot do interfere with what you can do   John R <text:s/>Wooden</text:p>
      <text:p text:style-name="P1"><text:s text:c="4"/>You may have to fight a battle more than once to win it   Margaret Thatcher</text:p>
      <text:p text:style-name="P1"><text:s/>A man can be as great as he wants to be <text:s/>If you believe in yourself and have the courage <text:s/>the determination <text:s/>the dedication <text:s/>the competitive drive and if you are willing to sacrifice the little things in life and pay the price for the things that are worthwhile <text:s/>it can be done   Vince Lombardi</text:p>
      <text:p text:style-name="P1"></text:p>
      <text:p text:style-name="P1">As we read these thoughts <text:s/>know they are sources of guidance in times of need <text:s/>they can give us inspiration in times of struggle <text:s/>they can motivate us in times of tribulations <text:s text:c="3"/>success is not final and failure is not forever <text:s/>it is the motivation we to choose that matters most </text:p>
      <text:p text:style-name="P1">motivated</text:p>
      <text:p text:style-name="P1">eager</text:p>
      <text:p text:style-name="P1">keen</text:p>
      <text:p text:style-name="P1">earnest</text:p>
      <text:p text:style-name="P1">inspired</text:p>
      <text:p text:style-name="P1">enthusiastic</text:p>
      <text:p text:style-name="P1">bold</text:p>
      <text:p text:style-name="P1">brave</text:p>
      <text:p text:style-name="P1">daring</text:p>
      <text:p text:style-name="P1">hopeful</text:p>
      <text:p text:style-name="P1">upbeat</text:p>
      <text:p text:style-name="P1">assured</text:p>
      <text:p text:style-name="P1">clear</text:p>
      <text:p text:style-name="P1">balanced</text:p>
      <text:p text:style-name="P1">fine</text:p>
      <text:p text:style-name="P1">okay</text:p>
      <text:p text:style-name="P1">grateful</text:p>
      <text:p text:style-name="P1">carefree</text:p>
      <text:p text:style-name="P1">adequate</text:p>
      <text:p text:style-name="P1">fulfilled</text:p>
      <text:p text:style-name="P1">genuine</text:p>
      <text:p text:style-name="P1">authentic</text:p>
      <text:p text:style-name="P1">forgiving</text:p>
      <text:p text:style-name="P1">sincere</text:p>
      <text:p text:style-name="P1">uplifted</text:p>
      <text:p text:style-name="P1">unburdened</text:p>
      <text:p text:style-name="P1">confident</text:p>
      <text:p text:style-name="P1">self-sufficient</text:p>
      <text:p text:style-name="P1">reliable</text:p>
      <text:p text:style-name="P1">sure</text:p>
      <text:p text:style-name="P1"><text:soft-page-break/>unique</text:p>
      <text:p text:style-name="P1">dynamic</text:p>
      <text:p text:style-name="P1">tenacious</text:p>
      <text:p text:style-name="P1">cooperative</text:p>
      <text:p text:style-name="P1">productive</text:p>
      <text:p text:style-name="P1">exuberant</text:p>
      <text:p text:style-name="P1">in the zone</text:p>
      <text:p text:style-name="P1">responsive</text:p>
      <text:p text:style-name="P1">conscientious</text:p>
      <text:p text:style-name="P1">approving</text:p>
      <text:p text:style-name="P1">honored</text:p>
      <text:p text:style-name="P1">privileged</text:p>
      <text:p text:style-name="P1">adaptable</text:p>
      <text:p text:style-name="P1">Empowered</text:p>
      <text:p text:style-name="P1"></text:p>
      <text:p text:style-name="P1">Focused</text:p>
      <text:p text:style-name="P1"></text:p>
      <text:p text:style-name="P1">Capable</text:p>
      <text:p text:style-name="P1"></text:p>
      <text:p text:style-name="P1">Accomplish</text:p>
      <text:p text:style-name="P1">Accomplishments</text:p>
      <text:p text:style-name="P1">Achieve</text:p>
      <text:p text:style-name="P1">Act</text:p>
      <text:p text:style-name="P1">Action</text:p>
      <text:p text:style-name="P1">Active</text:p>
      <text:p text:style-name="P1">Admiration</text:p>
      <text:p text:style-name="P1">Admire</text:p>
      <text:p text:style-name="P1">Adventure</text:p>
      <text:p text:style-name="P1">Ambition</text:p>
      <text:p text:style-name="P1">Ambitious</text:p>
      <text:p text:style-name="P1">Appreciate</text:p>
      <text:p text:style-name="P1">Appreciation</text:p>
      <text:p text:style-name="P1">Attain</text:p>
      <text:p text:style-name="P1">Attitude</text:p>
      <text:p text:style-name="P1">Beauty</text:p>
      <text:p text:style-name="P1">Believe</text:p>
      <text:p text:style-name="P1">Breathtaking</text:p>
      <text:p text:style-name="P1">Build Momentum</text:p>
      <text:p text:style-name="P1">Challenge</text:p>
      <text:p text:style-name="P1">Commit</text:p>
      <text:p text:style-name="P1">Compassion</text:p>
      <text:p text:style-name="P1">Concentrate</text:p>
      <text:p text:style-name="P1">Confidence</text:p>
      <text:p text:style-name="P1">Control</text:p>
      <text:p text:style-name="P1">Conquer</text:p>
      <text:p text:style-name="P1">Courage</text:p>
      <text:p text:style-name="P1">Create</text:p>
      <text:p text:style-name="P1">Dedicate</text:p>
      <text:p text:style-name="P1">Dedication</text:p>
      <text:p text:style-name="P1">Desire</text:p>
      <text:p text:style-name="P1">Determination</text:p>
      <text:p text:style-name="P1">Determine</text:p>
      <text:p text:style-name="P1"><text:soft-page-break/>Dreams</text:p>
      <text:p text:style-name="P1">Drive</text:p>
      <text:p text:style-name="P1">Eagerness</text:p>
      <text:p text:style-name="P1">Empower</text:p>
      <text:p text:style-name="P1">Empowerment</text:p>
      <text:p text:style-name="P1">Encourage</text:p>
      <text:p text:style-name="P1">Encouragement</text:p>
      <text:p text:style-name="P1">Endurance</text:p>
      <text:p text:style-name="P1">Endure</text:p>
      <text:p text:style-name="P1">Energy</text:p>
      <text:p text:style-name="P1">Enjoy</text:p>
      <text:p text:style-name="P1">Enjoyment</text:p>
      <text:p text:style-name="P1">Enthusiasm</text:p>
      <text:p text:style-name="P1">Envision</text:p>
      <text:p text:style-name="P1">Faith</text:p>
      <text:p text:style-name="P1">Faithful</text:p>
      <text:p text:style-name="P1">Faithfulness</text:p>
      <text:p text:style-name="P1">Finish</text:p>
      <text:p text:style-name="P1">Finishing Line</text:p>
      <text:p text:style-name="P1">Fire</text:p>
      <text:p text:style-name="P1">Focus</text:p>
      <text:p text:style-name="P1">Freedom</text:p>
      <text:p text:style-name="P1">Fulfillment</text:p>
      <text:p text:style-name="P1">Gentle</text:p>
      <text:p text:style-name="P1">Gentleness</text:p>
      <text:p text:style-name="P1">Goals</text:p>
      <text:p text:style-name="P1">Good</text:p>
      <text:p text:style-name="P1">Goodness</text:p>
      <text:p text:style-name="P1">Happiness</text:p>
      <text:p text:style-name="P1">Happy</text:p>
      <text:p text:style-name="P1">Hard Work</text:p>
      <text:p text:style-name="P1">Harmony</text:p>
      <text:p text:style-name="P1">Honesty</text:p>
      <text:p text:style-name="P1">Honor</text:p>
      <text:p text:style-name="P1">Hope</text:p>
      <text:p text:style-name="P1">Humble</text:p>
      <text:p text:style-name="P1">Humility</text:p>
      <text:p text:style-name="P1">Imagination</text:p>
      <text:p text:style-name="P1">Imagine</text:p>
      <text:p text:style-name="P1">Inspiration</text:p>
      <text:p text:style-name="P1">Inspire</text:p>
      <text:p text:style-name="P1">Integrity</text:p>
      <text:p text:style-name="P1">Joy</text:p>
      <text:p text:style-name="P1">Joyful</text:p>
      <text:p text:style-name="P1">Joyfulness</text:p>
      <text:p text:style-name="P1">Kindness</text:p>
      <text:p text:style-name="P1">Know</text:p>
      <text:p text:style-name="P1">Knowledge</text:p>
      <text:p text:style-name="P1">Laugh</text:p>
      <text:p text:style-name="P1">Learn</text:p>
      <text:p text:style-name="P1">Life’s Journey</text:p>
      <text:p text:style-name="P1">Love</text:p>
      <text:p text:style-name="P1"><text:soft-page-break/>Meek</text:p>
      <text:p text:style-name="P1">Mission</text:p>
      <text:p text:style-name="P1">Motivate</text:p>
      <text:p text:style-name="P1">Motivation</text:p>
      <text:p text:style-name="P1">Obstacles</text:p>
      <text:p text:style-name="P1">Opportunity</text:p>
      <text:p text:style-name="P1">Optimistic</text:p>
      <text:p text:style-name="P1">Overcome</text:p>
      <text:p text:style-name="P1">Passion</text:p>
      <text:p text:style-name="P1">Patience</text:p>
      <text:p text:style-name="P1">Peace</text:p>
      <text:p text:style-name="P1">Peaceful</text:p>
      <text:p text:style-name="P1">Peacefulness</text:p>
      <text:p text:style-name="P1">Persevere</text:p>
      <text:p text:style-name="P1">Perseverance</text:p>
      <text:p text:style-name="P1">Persistence</text:p>
      <text:p text:style-name="P1">Plan</text:p>
      <text:p text:style-name="P1">Planner</text:p>
      <text:p text:style-name="P1">Positive</text:p>
      <text:p text:style-name="P1">Positive Mindset</text:p>
      <text:p text:style-name="P1">Possibilities</text:p>
      <text:p text:style-name="P1">Pride</text:p>
      <text:p text:style-name="P1">Prioritize</text:p>
      <text:p text:style-name="P1">Reach</text:p>
      <text:p text:style-name="P1">Risk</text:p>
      <text:p text:style-name="P1">Role Model</text:p>
      <text:p text:style-name="P1">Satisfaction</text:p>
      <text:p text:style-name="P1">Satisfy</text:p>
      <text:p text:style-name="P1">Self-Control</text:p>
      <text:p text:style-name="P1">Self-Satisfaction</text:p>
      <text:p text:style-name="P1">Skill</text:p>
      <text:p text:style-name="P1">Skillful</text:p>
      <text:p text:style-name="P1">Skillfullness</text:p>
      <text:p text:style-name="P1">Spirit</text:p>
      <text:p text:style-name="P1">Spirited</text:p>
      <text:p text:style-name="P1">Spunk</text:p>
      <text:p text:style-name="P1">Strength</text:p>
      <text:p text:style-name="P1">Succeed</text:p>
      <text:p text:style-name="P1">Sustain</text:p>
      <text:p text:style-name="P1">Sustenance</text:p>
      <text:p text:style-name="P1">Teach</text:p>
      <text:p text:style-name="P1">Teachable</text:p>
      <text:p text:style-name="P1">Trust</text:p>
      <text:p text:style-name="P1">Trustworthy</text:p>
      <text:p text:style-name="P1">Value</text:p>
      <text:p text:style-name="P1">Values</text:p>
      <text:p text:style-name="P1">Wisdom</text:p>
      <text:p text:style-name="P1">catalyst desire encouragement impetus impulse incentive inclination interest motive reason wish action actuation angle disposition drive fire gimmick goose hunger impulsion incitation incitement inducement instigation kick persuasion predetermination predisposition provocation push spur stimulus sugges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23:07:26.349037457</meta:creation-date>
    <dc:date>2016-02-26T23:36:01.189113657</dc:date>
    <meta:editing-duration>PT12M45S</meta:editing-duration>
    <meta:editing-cycles>1</meta:editing-cycles>
    <meta:document-statistic meta:table-count="0" meta:image-count="0" meta:object-count="0" meta:page-count="7" meta:paragraph-count="293" meta:word-count="2525" meta:character-count="14866" meta:non-whitespace-character-count="11710"/>
    <meta:generator>LibreOffice/4.2.7.2$Linux_X86_64 LibreOffice_project/420m0$Build-2</meta:generator>
  </office:meta>
</office:document-meta>
</file>